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06pt"/>
    </style:style>
    <style:style style:name="co3" style:family="table-column">
      <style:table-column-properties fo:break-before="auto" style:column-width="91.7pt"/>
    </style:style>
    <style:style style:name="co4" style:family="table-column">
      <style:table-column-properties fo:break-before="auto" style:column-width="113.5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126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cenarios_original Uni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Publication Year</text:p>
          </table:table-cell>
          <table:table-cell office:value-type="string" calcext:value-type="string">
            <text:p>Scenario Year</text:p>
          </table:table-cell>
          <table:table-cell office:value-type="string" calcext:value-type="string">
            <text:p>Target Reg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  <table:table-row table:style-name="ro1">
          <table:table-cell office:value-type="string" calcext:value-type="string">
            <text:p>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4-$ / tep-pc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tonne équivalent pétrole – pouvoir calorifique supérieur (toe – HHV)</text:p>
          </table:table-cell>
        </table:table-row>
      </table:table>
      <table:table table:name="Scenarios_target_unit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Publication Year</text:p>
          </table:table-cell>
          <table:table-cell office:value-type="string" calcext:value-type="string">
            <text:p>Scenario Year</text:p>
          </table:table-cell>
          <table:table-cell office:value-type="string" calcext:value-type="string">
            <text:p>Target Region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World Bank – 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3]*['Exchange Rates'.$C$9]*(1+(['Inflation Rates'.$B$6]/100))*['Exchange Rates'.$A$14]" office:value-type="float" office:value="19.61176" calcext:value-type="float">
            <text:p>19.61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4]*['Exchange Rates'.$C$9]*(1+(['Inflation Rates'.$B$6]/100))*['Exchange Rates'.$A$14]" office:value-type="float" office:value="17.4477037241379" calcext:value-type="float">
            <text:p>17.45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5]*['Exchange Rates'.$C$9]*(1+(['Inflation Rates'.$B$6]/100))*['Exchange Rates'.$A$14]" office:value-type="float" office:value="21.7081895172414" calcext:value-type="float">
            <text:p>21.71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6]*['Exchange Rates'.$C$9]*(1+(['Inflation Rates'.$B$6]/100))*['Exchange Rates'.$A$14]" office:value-type="float" office:value="26.9830766896552" calcext:value-type="float">
            <text:p>26.98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7]*['Exchange Rates'.$C$9]*(1+(['Inflation Rates'.$B$6]/100))*['Exchange Rates'.$A$14]" office:value-type="float" office:value="28.335611862069" calcext:value-type="float">
            <text:p>28.34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current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8]*['Exchange Rates'.$C$9]*(1+(['Inflation Rates'.$B$6]/100))*['Exchange Rates'.$A$14]" office:value-type="float" office:value="29.7557737931035" calcext:value-type="float">
            <text:p>29.76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rld Bank – 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10]*['Exchange Rates'.$C$9]*(1+(['Inflation Rates'.$B$6]/100))*['Exchange Rates'.$A$14]" office:value-type="float" office:value="19.61176" calcext:value-type="float">
            <text:p>19.61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11]*['Exchange Rates'.$C$9]*(1+(['Inflation Rates'.$B$6]/100))*['Exchange Rates'.$A$14]" office:value-type="float" office:value="16.9743164137931" calcext:value-type="float">
            <text:p>16.97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12]*['Exchange Rates'.$C$9]*(1+(['Inflation Rates'.$B$6]/100))*['Exchange Rates'.$A$14]" office:value-type="float" office:value="20.2880275862069" calcext:value-type="float">
            <text:p>20.29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13]*['Exchange Rates'.$C$9]*(1+(['Inflation Rates'.$B$6]/100))*['Exchange Rates'.$A$14]" office:value-type="float" office:value="24.3456331034483" calcext:value-type="float">
            <text:p>24.35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14]*['Exchange Rates'.$C$9]*(1+(['Inflation Rates'.$B$6]/100))*['Exchange Rates'.$A$14]" office:value-type="float" office:value="25.5629147586207" calcext:value-type="float">
            <text:p>25.56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New policies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15]*['Exchange Rates'.$C$9]*(1+(['Inflation Rates'.$B$6]/100))*['Exchange Rates'.$A$14]" office:value-type="float" office:value="26.9154499310345" calcext:value-type="float">
            <text:p>26.92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rld Bank – 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17]*['Exchange Rates'.$C$9]*(1+(['Inflation Rates'.$B$6]/100))*['Exchange Rates'.$A$14]" office:value-type="float" office:value="19.61176" calcext:value-type="float">
            <text:p>19.61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18]*['Exchange Rates'.$C$9]*(1+(['Inflation Rates'.$B$6]/100))*['Exchange Rates'.$A$14]" office:value-type="float" office:value="16.3656755862069" calcext:value-type="float">
            <text:p>16.37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19]*['Exchange Rates'.$C$9]*(1+(['Inflation Rates'.$B$6]/100))*['Exchange Rates'.$A$14]" office:value-type="float" office:value="18.3268515862069" calcext:value-type="float">
            <text:p>18.33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20]*['Exchange Rates'.$C$9]*(1+(['Inflation Rates'.$B$6]/100))*['Exchange Rates'.$A$14]" office:value-type="float" office:value="20.5585346206897" calcext:value-type="float">
            <text:p>20.56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21]*['Exchange Rates'.$C$9]*(1+(['Inflation Rates'.$B$6]/100))*['Exchange Rates'.$A$14]" office:value-type="float" office:value="20.0175205517241" calcext:value-type="float">
            <text:p>20.02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450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22]*['Exchange Rates'.$C$9]*(1+(['Inflation Rates'.$B$6]/100))*['Exchange Rates'.$A$14]" office:value-type="float" office:value="19.4765064827586" calcext:value-type="float">
            <text:p>19.48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rld Bank – 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24]*['Exchange Rates'.$C$9]*(1+(['Inflation Rates'.$B$6]/100))*['Exchange Rates'.$A$14]" office:value-type="float" office:value="19.61176" calcext:value-type="float">
            <text:p>19.61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25]*['Exchange Rates'.$C$9]*(1+(['Inflation Rates'.$B$6]/100))*['Exchange Rates'.$A$14]" office:value-type="float" office:value="13.4577249655172" calcext:value-type="float">
            <text:p>13.46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26]*['Exchange Rates'.$C$9]*(1+(['Inflation Rates'.$B$6]/100))*['Exchange Rates'.$A$14]" office:value-type="float" office:value="16.5009291034483" calcext:value-type="float">
            <text:p>16.50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27]*['Exchange Rates'.$C$9]*(1+(['Inflation Rates'.$B$6]/100))*['Exchange Rates'.$A$14]" office:value-type="float" office:value="20.2204008275862" calcext:value-type="float">
            <text:p>20.22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28]*['Exchange Rates'.$C$9]*(1+(['Inflation Rates'.$B$6]/100))*['Exchange Rates'.$A$14]" office:value-type="float" office:value="22.9254711724138" calcext:value-type="float">
            <text:p>22.93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office:value-type="string" calcext:value-type="string">
            <text:p>World Bank – Low oil price scenario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table:formula="of:=['Scenarios_original Units'.G29]*['Exchange Rates'.$C$9]*(1+(['Inflation Rates'.$B$6]/100))*['Exchange Rates'.$A$14]" office:value-type="float" office:value="25.9686753103448" calcext:value-type="float">
            <text:p>25.97</text:p>
          </table:table-cell>
          <table:table-cell office:value-type="string" calcext:value-type="string">
            <text:p>Higher Heating Value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E&amp;M Systems – Lower Limit STEG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&amp;M Systems – Lower Limit STEG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office:value-type="float" office:value="35.009024" calcext:value-type="float">
            <text:p>35.01</text:p>
          </table:table-cell>
          <table:table-cell/>
        </table:table-row>
        <table:table-row table:style-name="ro1">
          <table:table-cell office:value-type="string" calcext:value-type="string">
            <text:p>E&amp;M Systems – Lower Limit STEG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office:value-type="float" office:value="33.676688" calcext:value-type="float">
            <text:p>33.68</text:p>
          </table:table-cell>
          <table:table-cell/>
        </table:table-row>
        <table:table-row table:style-name="ro1">
          <table:table-cell office:value-type="string" calcext:value-type="string">
            <text:p>E&amp;M Systems – Lower Limit STEG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office:value-type="float" office:value="32.33352" calcext:value-type="float">
            <text:p>32.33</text:p>
          </table:table-cell>
          <table:table-cell/>
        </table:table-row>
        <table:table-row table:style-name="ro1">
          <table:table-cell office:value-type="string" calcext:value-type="string">
            <text:p>E&amp;M Systems – Lower Limit STEG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office:value-type="float" office:value="31.001184" calcext:value-type="float">
            <text:p>31.00</text:p>
          </table:table-cell>
          <table:table-cell/>
        </table:table-row>
        <table:table-row table:style-name="ro1">
          <table:table-cell office:value-type="string" calcext:value-type="string">
            <text:p>Extrapolation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table:number-columns-repeated="2"/>
          <table:table-cell table:formula="of:=([.G35]/[.G34])*[.G35]" office:value-type="float" office:value="29.7237482773869" calcext:value-type="float">
            <text:p>29.72</text:p>
          </table:table-cell>
          <table:table-cell/>
        </table:table-row>
        <table:table-row table:style-name="ro1">
          <table:table-cell office:value-type="string" calcext:value-type="string">
            <text:p>Extrapolation</text:p>
          </table:table-cell>
          <table:table-cell table:number-columns-repeated="2"/>
          <table:table-cell office:value-type="float" office:value="2040" calcext:value-type="float">
            <text:p>2040</text:p>
          </table:table-cell>
          <table:table-cell table:number-columns-repeated="2"/>
          <table:table-cell table:formula="of:=([.G36]/[.G35])*[.G36]" office:value-type="float" office:value="28.4989506096755" calcext:value-type="float">
            <text:p>28.5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&amp;M Systems – Medium STEG 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office:value-type="float" office:value="24.881104" calcext:value-type="float">
            <text:p>24.88</text:p>
          </table:table-cell>
          <table:table-cell/>
        </table:table-row>
        <table:table-row table:style-name="ro1">
          <table:table-cell office:value-type="string" calcext:value-type="string">
            <text:p>E&amp;M Systems – Medium STEG 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office:value-type="float" office:value="37.359568" calcext:value-type="float">
            <text:p>37.36</text:p>
          </table:table-cell>
          <table:table-cell/>
        </table:table-row>
        <table:table-row table:style-name="ro1">
          <table:table-cell office:value-type="string" calcext:value-type="string">
            <text:p>E&amp;M Systems – Medium STEG 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office:value-type="float" office:value="41.75736" calcext:value-type="float">
            <text:p>41.76</text:p>
          </table:table-cell>
          <table:table-cell/>
        </table:table-row>
        <table:table-row table:style-name="ro1">
          <table:table-cell office:value-type="string" calcext:value-type="string">
            <text:p>E&amp;M Systems – Medium STEG 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office:value-type="float" office:value="43.328" calcext:value-type="float">
            <text:p>43.33</text:p>
          </table:table-cell>
          <table:table-cell/>
        </table:table-row>
        <table:table-row table:style-name="ro1">
          <table:table-cell office:value-type="string" calcext:value-type="string">
            <text:p>E&amp;M Systems – Medium STEG 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office:value-type="float" office:value="44.909472" calcext:value-type="float">
            <text:p>44.91</text:p>
          </table:table-cell>
          <table:table-cell/>
        </table:table-row>
        <table:table-row table:style-name="ro1">
          <table:table-cell office:value-type="string" calcext:value-type="string">
            <text:p>Extrapolation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table:number-columns-repeated="2"/>
          <table:table-cell table:formula="of:=([.G43]/[.G42])*[.G43]" office:value-type="float" office:value="46.548667728" calcext:value-type="float">
            <text:p>46.55</text:p>
          </table:table-cell>
          <table:table-cell/>
        </table:table-row>
        <table:table-row table:style-name="ro1">
          <table:table-cell office:value-type="string" calcext:value-type="string">
            <text:p>Extrapolation</text:p>
          </table:table-cell>
          <table:table-cell table:number-columns-repeated="2"/>
          <table:table-cell office:value-type="float" office:value="2040" calcext:value-type="float">
            <text:p>2040</text:p>
          </table:table-cell>
          <table:table-cell table:number-columns-repeated="2"/>
          <table:table-cell table:formula="of:=([.G44]/[.G43])*[.G44]" office:value-type="float" office:value="48.247694100072" calcext:value-type="float">
            <text:p>48.2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&amp;M Systems – Upper Limit STEG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ni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&amp;M Systems – Upper Limit STEG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office:value-type="float" office:value="38.61608" calcext:value-type="float">
            <text:p>38.62</text:p>
          </table:table-cell>
          <table:table-cell/>
        </table:table-row>
        <table:table-row table:style-name="ro1">
          <table:table-cell office:value-type="string" calcext:value-type="string">
            <text:p>E&amp;M Systems – Upper Limit STEG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office:value-type="float" office:value="45.862688" calcext:value-type="float">
            <text:p>45.86</text:p>
          </table:table-cell>
          <table:table-cell/>
        </table:table-row>
        <table:table-row table:style-name="ro1">
          <table:table-cell office:value-type="string" calcext:value-type="string">
            <text:p>E&amp;M Systems – Upper Limit STEG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office:value-type="float" office:value="53.109296" calcext:value-type="float">
            <text:p>53.11</text:p>
          </table:table-cell>
          <table:table-cell/>
        </table:table-row>
        <table:table-row table:style-name="ro1">
          <table:table-cell office:value-type="string" calcext:value-type="string">
            <text:p>E&amp;M Systems – Upper Limit STEG</text:p>
          </table:table-cell>
          <table:table-cell office:value-type="string" calcext:value-type="string">
            <text:p>Energy &amp; Meteo Systems, p. 30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16-€ / MWh</text:p>
          </table:table-cell>
          <table:table-cell office:value-type="float" office:value="60.345072" calcext:value-type="float">
            <text:p>60.35</text:p>
          </table:table-cell>
          <table:table-cell/>
        </table:table-row>
        <table:table-row table:style-name="ro1">
          <table:table-cell office:value-type="string" calcext:value-type="string">
            <text:p>Extrapolation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table:number-columns-repeated="2"/>
          <table:table-cell table:formula="of:=([.G51]/[.G50])*[.G51]" office:value-type="float" office:value="68.5666726722415" calcext:value-type="float">
            <text:p>68.57</text:p>
          </table:table-cell>
          <table:table-cell/>
        </table:table-row>
        <table:table-row table:style-name="ro1">
          <table:table-cell office:value-type="string" calcext:value-type="string">
            <text:p>Extrapolation</text:p>
          </table:table-cell>
          <table:table-cell table:number-columns-repeated="2"/>
          <table:table-cell office:value-type="float" office:value="2040" calcext:value-type="float">
            <text:p>2040</text:p>
          </table:table-cell>
          <table:table-cell table:number-columns-repeated="2"/>
          <table:table-cell table:formula="of:=([.G52]/[.G51])*[.G52]" office:value-type="float" office:value="77.9084098423531" calcext:value-type="float">
            <text:p>77.91</text:p>
          </table:table-cell>
          <table:table-cell/>
        </table:table-row>
        <table:table-row table:style-name="ro1">
          <table:table-cell table:number-columns-repeated="8"/>
        </table:table-row>
      </table:table>
      <table:table table:name="Exchange Rates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change Rates and Unit calcul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08" calcext:value-type="float">
            <text:p>2008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https://photos.state.gov/libraries/france/5/irs/erates.pdf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09" calcext:value-type="float">
            <text:p>2009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https://photos.state.gov/libraries/france/5/irs/erates.pdf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0" calcext:value-type="float">
            <text:p>2010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1" calcext:value-type="float">
            <text:p>2011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2" calcext:value-type="float">
            <text:p>2012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3" calcext:value-type="float">
            <text:p>2013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4" calcext:value-type="float">
            <text:p>2014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5" calcext:value-type="float">
            <text:p>2015</text:p>
          </table:table-cell>
          <table:table-cell office:value-type="float" office:value="0.937" calcext:value-type="float">
            <text:p>0.937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office:value-type="string" calcext:value-type="string">
            <text:p>€ / USD</text:p>
          </table:table-cell>
          <table:table-cell office:value-type="float" office:value="2016" calcext:value-type="float">
            <text:p>201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https://www.irs.gov/individuals/international-taxpayers/yearly-average-currency-exchange-rates</text:p>
          </table:table-cell>
          <table:table-cell office:value-type="string" calcext:value-type="string">
            <text:p>yearly avera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p / MWh</text:p>
          </table:table-cell>
          <table:table-cell office:value-type="string" calcext:value-type="string">
            <text:p>KWh / tep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2">
          <table:table-cell table:formula="of:=1/([.B14]/1000)" office:value-type="float" office:value="0.0862068965517241" calcext:value-type="float">
            <text:p>0.0862068966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<text:a xlink:href="http://thermaclim/" xlink:type="simple">http://thermaclim</text:a>.free.fr/Documents/Conversion_energie.pdf</text:p>
          </table:table-cell>
          <table:table-cell table:number-columns-repeated="2"/>
        </table:table-row>
      </table:table>
      <table:table table:name="Inflation Rate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flation Rat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flation Rate in %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sourke</text:p>
          </table:table-cell>
        </table:table-row>
        <table:table-row table:style-name="ro1">
          <table:table-cell office:value-type="string" calcext:value-type="string">
            <text:p>€ 2008 → € 2016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From 1.1.2010 to 1.1.2016</text:p>
          </table:table-cell>
          <table:table-cell office:value-type="string" calcext:value-type="string">
            <text:p>http://fxtop.com/en/inflation-calculator.php?A=1&amp;C1=EUR&amp;INDICE=EUCPI2005&amp;DD1=01&amp;MM1=01&amp;YYYY1=2014&amp;DD2=01&amp;MM2=01&amp;YYYY2=2016&amp;btnOK=Compute+actual+value</text:p>
          </table:table-cell>
        </table:table-row>
        <table:table-row table:style-name="ro1">
          <table:table-cell office:value-type="string" calcext:value-type="string">
            <text:p>€ 2010 → € 2016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From 1.1.2010 to 1.1.2016</text:p>
          </table:table-cell>
          <table:table-cell office:value-type="string" calcext:value-type="string">
            <text:p>http://fxtop.com/en/inflation-calculator.php?A=1&amp;C1=EUR&amp;INDICE=EUCPI2005&amp;DD1=01&amp;MM1=01&amp;YYYY1=2014&amp;DD2=01&amp;MM2=01&amp;YYYY2=2016&amp;btnOK=Compute+actual+value</text:p>
          </table:table-cell>
        </table:table-row>
        <table:table-row table:style-name="ro1">
          <table:table-cell office:value-type="string" calcext:value-type="string">
            <text:p>€ 2012 → € 2016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From 1.1.2010 to 1.1.2016</text:p>
          </table:table-cell>
          <table:table-cell office:value-type="string" calcext:value-type="string">
            <text:p>http://fxtop.com/en/inflation-calculator.php?A=1&amp;C1=EUR&amp;INDICE=EUCPI2005&amp;DD1=01&amp;MM1=01&amp;YYYY1=2014&amp;DD2=01&amp;MM2=01&amp;YYYY2=2016&amp;btnOK=Compute+actual+value</text:p>
          </table:table-cell>
        </table:table-row>
        <table:table-row table:style-name="ro1">
          <table:table-cell office:value-type="string" calcext:value-type="string">
            <text:p>€ 2014 → € 201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From 1.1.2014 to 1.1.2016</text:p>
          </table:table-cell>
          <table:table-cell office:value-type="string" calcext:value-type="string">
            <text:p>http://fxtop.com/en/inflation-calculator.php?A=1&amp;C1=EUR&amp;INDICE=EUCPI2005&amp;DD1=01&amp;MM1=01&amp;YYYY1=2014&amp;DD2=01&amp;MM2=01&amp;YYYY2=2016&amp;btnOK=Compute+actual+value</text:p>
          </table:table-cell>
        </table:table-row>
        <table:table-row table:style-name="ro1">
          <table:table-cell office:value-type="string" calcext:value-type="string">
            <text:p>€ 2015 → € 201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From 1.1.2015 to 1.1.2016</text:p>
          </table:table-cell>
          <table:table-cell office:value-type="string" calcext:value-type="string">
            <text:p>http://fxtop.com/en/inflation-calculator.php?A=1&amp;C1=EUR&amp;INDICE=EUCPI2005&amp;DD1=01&amp;MM1=01&amp;YYYY1=2014&amp;DD2=01&amp;MM2=01&amp;YYYY2=2016&amp;btnOK=Compute+actual+value</text:p>
          </table:table-cell>
        </table:table-row>
      </table:table>
      <table:table table:name="Exchange calcula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Natural Gas Price" table:style-name="ta1">
        <table:shapes>
          <draw:frame draw:z-index="0" draw:style-name="gr1" draw:text-style-name="P1" svg:width="733.18pt" svg:height="381.17pt" svg:x="71.4pt" svg:y="11.96pt">
            <loext:p draw:notify-on-update-of-ranges="Scenarios_target_units.D32:Scenarios_target_units.D35 Scenarios_target_units.A31:Scenarios_target_units.A31 Scenarios_target_units.G32:Scenarios_target_units.G35 Scenarios_target_units.D39:Scenarios_target_units.D43 Scenarios_target_units.A39:Scenarios_target_units.A39 Scenarios_target_units.G39:Scenarios_target_units.G43 Scenarios_target_units.D48:Scenarios_target_units.D51 Scenarios_target_units.A47:Scenarios_target_units.A47 Scenarios_target_units.G48:Scenarios_target_units.G51 Scenarios_target_units.A3:Scenarios_target_units.A3 Scenarios_target_units.G3:Scenarios_target_units.G8 Scenarios_target_units.D3:Scenarios_target_units.D8 Scenarios_target_units.A10:Scenarios_target_units.A10 Scenarios_target_units.G10:Scenarios_target_units.G15 Scenarios_target_units.D10:Scenarios_target_units.D15 Scenarios_target_units.A17:Scenarios_target_units.A17 Scenarios_target_units.G17:Scenarios_target_units.G22 Scenarios_target_units.D17:Scenarios_target_units.D22 Scenarios_target_units.A24:Scenarios_target_units.A24 Scenarios_target_units.G24:Scenarios_target_units.G29 Scenarios_target_units.D24:Scenarios_target_units.D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number number:decimal-places="7" loext:min-decimal-places="7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7" loext:min-decimal-places="7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7P0" style:volatile="true">
      <number:number number:decimal-places="6" loext:min-decimal-places="6" number:min-integer-digits="1" number:grouping="true"/>
      <number:text> </number:text>
      <number:currency-symbol number:language="de" number:country="DE">€</number:currency-symbol>
    </number:currency-style>
    <number:currency-style style:name="N127">
      <style:text-properties fo:color="#ff0000"/>
      <number:text>-</number:text>
      <number:number number:decimal-places="6" loext:min-decimal-places="6" number:min-integer-digits="1" number:grouping="true"/>
      <number:text> </number:text>
      <number:currency-symbol number:language="de" number:country="DE">€</number:currency-symbol>
      <style:map style:condition="value()&gt;=0" style:apply-style-name="N12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7:26:21.785415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7:43:42.684756486</meta:creation-date>
    <dc:date>2017-08-04T17:42:00.238663982</dc:date>
    <meta:editing-duration>PT16H32M14S</meta:editing-duration>
    <meta:editing-cycles>12</meta:editing-cycles>
    <meta:generator>LibreOffice/5.0.6.2$Linux_X86_64 LibreOffice_project/00m0$Build-2</meta:generator>
    <meta:document-statistic meta:table-count="6" meta:cell-count="5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866cm" svg:height="13.448cm" xlink:href=".." xlink:type="simple" chart:class="chart:scatter" chart:style-name="ch1">
        <chart:title svg:x="7.346cm" svg:y="0.404cm" chart:style-name="ch2">
          <text:p>Natural Gas Price Scenarios based on Data from STEG</text:p>
        </chart:title>
        <chart:legend chart:legend-position="end" svg:x="18.648cm" svg:y="4.931cm" style:legend-expansion="high" chart:style-name="ch3"/>
        <chart:plot-area chart:style-name="ch4" table:cell-range-address="Scenarios_target_units.D32:Scenarios_target_units.D35 Scenarios_target_units.A31:Scenarios_target_units.A31 Scenarios_target_units.G32:Scenarios_target_units.G35 Scenarios_target_units.A39:Scenarios_target_units.A39 Scenarios_target_units.G39:Scenarios_target_units.G43 Scenarios_target_units.A47:Scenarios_target_units.A47 Scenarios_target_units.G48:Scenarios_target_units.G51 Scenarios_target_units.A3:Scenarios_target_units.A3 Scenarios_target_units.G3:Scenarios_target_units.G8 Scenarios_target_units.A10:Scenarios_target_units.A10 Scenarios_target_units.G10:Scenarios_target_units.G15 Scenarios_target_units.A17:Scenarios_target_units.A17 Scenarios_target_units.G17:Scenarios_target_units.G22 Scenarios_target_units.A24:Scenarios_target_units.A24 Scenarios_target_units.G24:Scenarios_target_units.G29" chart:data-source-has-labels="row" svg:x="1.528cm" svg:y="1.477cm" svg:width="16.603cm" svg:height="11.703cm">
          <chartooo:coordinate-region svg:x="2.626cm" svg:y="1.676cm" svg:width="15.133cm" svg:height="10.857cm"/>
          <chart:axis chart:dimension="x" chart:name="primary-x" chart:style-name="ch5"/>
          <chart:axis chart:dimension="y" chart:name="primary-y" chart:style-name="ch6">
            <chart:title svg:x="0.451cm" svg:y="9.409cm" chart:style-name="ch7">
              <text:p>Price in 2016 € / MWh therm</text:p>
            </chart:title>
            <chart:grid chart:style-name="ch8" chart:class="major"/>
          </chart:axis>
          <chart:series chart:style-name="ch9" chart:values-cell-range-address="Scenarios_target_units.G32:Scenarios_target_units.G35" chart:label-cell-address="Scenarios_target_units.A31:Scenarios_target_units.A31" chart:class="chart:scatter">
            <chart:domain table:cell-range-address="Scenarios_target_units.D32:Scenarios_target_units.D35"/>
            <chart:data-point chart:repeated="4"/>
          </chart:series>
          <chart:series chart:style-name="ch10" chart:values-cell-range-address="Scenarios_target_units.G39:Scenarios_target_units.G43" chart:label-cell-address="Scenarios_target_units.A39:Scenarios_target_units.A39" chart:class="chart:scatter">
            <chart:domain table:cell-range-address="Scenarios_target_units.D39:Scenarios_target_units.D43"/>
            <chart:data-point chart:repeated="5"/>
          </chart:series>
          <chart:series chart:style-name="ch11" chart:values-cell-range-address="Scenarios_target_units.G48:Scenarios_target_units.G51" chart:label-cell-address="Scenarios_target_units.A47:Scenarios_target_units.A47" chart:class="chart:scatter">
            <chart:domain table:cell-range-address="Scenarios_target_units.D48:Scenarios_target_units.D51"/>
            <chart:data-point chart:repeated="4"/>
          </chart:series>
          <chart:series chart:style-name="ch12" chart:values-cell-range-address="Scenarios_target_units.G3:Scenarios_target_units.G8" chart:label-cell-address="Scenarios_target_units.A3:Scenarios_target_units.A3" chart:class="chart:scatter">
            <chart:domain table:cell-range-address="Scenarios_target_units.D3:Scenarios_target_units.D8"/>
            <chart:data-point chart:repeated="6"/>
          </chart:series>
          <chart:series chart:style-name="ch9" chart:values-cell-range-address="Scenarios_target_units.G10:Scenarios_target_units.G15" chart:label-cell-address="Scenarios_target_units.A10:Scenarios_target_units.A10" chart:class="chart:scatter">
            <chart:domain table:cell-range-address="Scenarios_target_units.D10:Scenarios_target_units.D15"/>
            <chart:data-point chart:repeated="6"/>
          </chart:series>
          <chart:series chart:style-name="ch10" chart:values-cell-range-address="Scenarios_target_units.G17:Scenarios_target_units.G22" chart:label-cell-address="Scenarios_target_units.A17:Scenarios_target_units.A17" chart:class="chart:scatter">
            <chart:domain table:cell-range-address="Scenarios_target_units.D17:Scenarios_target_units.D22"/>
            <chart:data-point chart:repeated="6"/>
          </chart:series>
          <chart:series chart:style-name="ch11" chart:values-cell-range-address="Scenarios_target_units.G24:Scenarios_target_units.G29" chart:label-cell-address="Scenarios_target_units.A24:Scenarios_target_units.A24" chart:class="chart:scatter">
            <chart:domain table:cell-range-address="Scenarios_target_units.D24:Scenarios_target_units.D29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&amp;M Systems – Lower Limit STEG</text:p>
                <draw:g>
                  <svg:desc>Scenarios_target_units.A31:Scenarios_target_units.A3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E&amp;M Systems – Medium STEG </text:p>
                <draw:g>
                  <svg:desc>Scenarios_target_units.A39:Scenarios_target_units.A3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E&amp;M Systems – Upper Limit STEG</text:p>
                <draw:g>
                  <svg:desc>Scenarios_target_units.A47:Scenarios_target_units.A4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orld Bank – current policies scenario</text:p>
                <draw:g>
                  <svg:desc>Scenarios_target_units.A3:Scenarios_target_units.A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orld Bank – New policies scenario</text:p>
                <draw:g>
                  <svg:desc>Scenarios_target_units.A10:Scenarios_target_units.A1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orld Bank – 450 scenario</text:p>
                <draw:g>
                  <svg:desc>Scenarios_target_units.A17:Scenarios_target_units.A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orld Bank – Low oil price scenario</text:p>
                <draw:g>
                  <svg:desc>Scenarios_target_units.A24:Scenarios_target_units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5">
                <text:p>2015</text:p>
                <draw:g>
                  <svg:desc>Scenarios_target_units.D32:Scenarios_target_units.D35</svg:desc>
                </draw:g>
              </table:table-cell>
              <table:table-cell office:value-type="float" office:value="35.009024">
                <text:p>35.009024</text:p>
                <draw:g>
                  <svg:desc>Scenarios_target_units.G32:Scenarios_target_units.G35</svg:desc>
                </draw:g>
              </table:table-cell>
              <table:table-cell office:value-type="float" office:value="2010">
                <text:p>2010</text:p>
                <draw:g>
                  <svg:desc>Scenarios_target_units.D39:Scenarios_target_units.D43</svg:desc>
                </draw:g>
              </table:table-cell>
              <table:table-cell office:value-type="float" office:value="24.881104">
                <text:p>24.881104</text:p>
                <draw:g>
                  <svg:desc>Scenarios_target_units.G39:Scenarios_target_units.G43</svg:desc>
                </draw:g>
              </table:table-cell>
              <table:table-cell office:value-type="float" office:value="2015">
                <text:p>2015</text:p>
                <draw:g>
                  <svg:desc>Scenarios_target_units.D48:Scenarios_target_units.D51</svg:desc>
                </draw:g>
              </table:table-cell>
              <table:table-cell office:value-type="float" office:value="38.61608">
                <text:p>38.61608</text:p>
                <draw:g>
                  <svg:desc>Scenarios_target_units.G48:Scenarios_target_units.G51</svg:desc>
                </draw:g>
              </table:table-cell>
              <table:table-cell office:value-type="float" office:value="2015">
                <text:p>2015</text:p>
                <draw:g>
                  <svg:desc>Scenarios_target_units.D3:Scenarios_target_units.D8</svg:desc>
                </draw:g>
              </table:table-cell>
              <table:table-cell office:value-type="float" office:value="19.61176">
                <text:p>19.61176</text:p>
                <draw:g>
                  <svg:desc>Scenarios_target_units.G3:Scenarios_target_units.G8</svg:desc>
                </draw:g>
              </table:table-cell>
              <table:table-cell office:value-type="float" office:value="2015">
                <text:p>2015</text:p>
                <draw:g>
                  <svg:desc>Scenarios_target_units.D10:Scenarios_target_units.D15</svg:desc>
                </draw:g>
              </table:table-cell>
              <table:table-cell office:value-type="float" office:value="19.61176">
                <text:p>19.61176</text:p>
                <draw:g>
                  <svg:desc>Scenarios_target_units.G10:Scenarios_target_units.G15</svg:desc>
                </draw:g>
              </table:table-cell>
              <table:table-cell office:value-type="float" office:value="2015">
                <text:p>2015</text:p>
                <draw:g>
                  <svg:desc>Scenarios_target_units.D17:Scenarios_target_units.D22</svg:desc>
                </draw:g>
              </table:table-cell>
              <table:table-cell office:value-type="float" office:value="19.61176">
                <text:p>19.61176</text:p>
                <draw:g>
                  <svg:desc>Scenarios_target_units.G17:Scenarios_target_units.G22</svg:desc>
                </draw:g>
              </table:table-cell>
              <table:table-cell office:value-type="float" office:value="2015">
                <text:p>2015</text:p>
                <draw:g>
                  <svg:desc>Scenarios_target_units.D24:Scenarios_target_units.D29</svg:desc>
                </draw:g>
              </table:table-cell>
              <table:table-cell office:value-type="float" office:value="19.61176">
                <text:p>19.61176</text:p>
                <draw:g>
                  <svg:desc>Scenarios_target_units.G24:Scenarios_target_units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0">
                <text:p>2020</text:p>
              </table:table-cell>
              <table:table-cell office:value-type="float" office:value="33.676688">
                <text:p>33.676688</text:p>
              </table:table-cell>
              <table:table-cell office:value-type="float" office:value="2015">
                <text:p>2015</text:p>
              </table:table-cell>
              <table:table-cell office:value-type="float" office:value="37.359568">
                <text:p>37.359568</text:p>
              </table:table-cell>
              <table:table-cell office:value-type="float" office:value="2020">
                <text:p>2020</text:p>
              </table:table-cell>
              <table:table-cell office:value-type="float" office:value="45.862688">
                <text:p>45.862688</text:p>
              </table:table-cell>
              <table:table-cell office:value-type="float" office:value="2020">
                <text:p>2020</text:p>
              </table:table-cell>
              <table:table-cell office:value-type="float" office:value="17.4477037241379">
                <text:p>17.4477037241379</text:p>
              </table:table-cell>
              <table:table-cell office:value-type="float" office:value="2020">
                <text:p>2020</text:p>
              </table:table-cell>
              <table:table-cell office:value-type="float" office:value="16.9743164137931">
                <text:p>16.9743164137931</text:p>
              </table:table-cell>
              <table:table-cell office:value-type="float" office:value="2020">
                <text:p>2020</text:p>
              </table:table-cell>
              <table:table-cell office:value-type="float" office:value="16.3656755862069">
                <text:p>16.3656755862069</text:p>
              </table:table-cell>
              <table:table-cell office:value-type="float" office:value="2020">
                <text:p>2020</text:p>
              </table:table-cell>
              <table:table-cell office:value-type="float" office:value="13.4577249655172">
                <text:p>13.4577249655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5">
                <text:p>2025</text:p>
              </table:table-cell>
              <table:table-cell office:value-type="float" office:value="32.33352">
                <text:p>32.33352</text:p>
              </table:table-cell>
              <table:table-cell office:value-type="float" office:value="2020">
                <text:p>2020</text:p>
              </table:table-cell>
              <table:table-cell office:value-type="float" office:value="41.75736">
                <text:p>41.75736</text:p>
              </table:table-cell>
              <table:table-cell office:value-type="float" office:value="2025">
                <text:p>2025</text:p>
              </table:table-cell>
              <table:table-cell office:value-type="float" office:value="53.109296">
                <text:p>53.109296</text:p>
              </table:table-cell>
              <table:table-cell office:value-type="float" office:value="2025">
                <text:p>2025</text:p>
              </table:table-cell>
              <table:table-cell office:value-type="float" office:value="21.7081895172414">
                <text:p>21.7081895172414</text:p>
              </table:table-cell>
              <table:table-cell office:value-type="float" office:value="2025">
                <text:p>2025</text:p>
              </table:table-cell>
              <table:table-cell office:value-type="float" office:value="20.2880275862069">
                <text:p>20.2880275862069</text:p>
              </table:table-cell>
              <table:table-cell office:value-type="float" office:value="2025">
                <text:p>2025</text:p>
              </table:table-cell>
              <table:table-cell office:value-type="float" office:value="18.3268515862069">
                <text:p>18.3268515862069</text:p>
              </table:table-cell>
              <table:table-cell office:value-type="float" office:value="2025">
                <text:p>2025</text:p>
              </table:table-cell>
              <table:table-cell office:value-type="float" office:value="16.5009291034483">
                <text:p>16.5009291034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0">
                <text:p>2030</text:p>
              </table:table-cell>
              <table:table-cell office:value-type="float" office:value="31.001184">
                <text:p>31.001184</text:p>
              </table:table-cell>
              <table:table-cell office:value-type="float" office:value="2025">
                <text:p>2025</text:p>
              </table:table-cell>
              <table:table-cell office:value-type="float" office:value="43.328">
                <text:p>43.328</text:p>
              </table:table-cell>
              <table:table-cell office:value-type="float" office:value="2030">
                <text:p>2030</text:p>
              </table:table-cell>
              <table:table-cell office:value-type="float" office:value="60.345072">
                <text:p>60.345072</text:p>
              </table:table-cell>
              <table:table-cell office:value-type="float" office:value="2030">
                <text:p>2030</text:p>
              </table:table-cell>
              <table:table-cell office:value-type="float" office:value="26.9830766896552">
                <text:p>26.9830766896552</text:p>
              </table:table-cell>
              <table:table-cell office:value-type="float" office:value="2030">
                <text:p>2030</text:p>
              </table:table-cell>
              <table:table-cell office:value-type="float" office:value="24.3456331034483">
                <text:p>24.3456331034483</text:p>
              </table:table-cell>
              <table:table-cell office:value-type="float" office:value="2030">
                <text:p>2030</text:p>
              </table:table-cell>
              <table:table-cell office:value-type="float" office:value="20.5585346206897">
                <text:p>20.5585346206897</text:p>
              </table:table-cell>
              <table:table-cell office:value-type="float" office:value="2030">
                <text:p>2030</text:p>
              </table:table-cell>
              <table:table-cell office:value-type="float" office:value="20.2204008275862">
                <text:p>20.2204008275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44.909472">
                <text:p>44.90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5">
                <text:p>2035</text:p>
              </table:table-cell>
              <table:table-cell office:value-type="float" office:value="28.335611862069">
                <text:p>28.335611862069</text:p>
              </table:table-cell>
              <table:table-cell office:value-type="float" office:value="2035">
                <text:p>2035</text:p>
              </table:table-cell>
              <table:table-cell office:value-type="float" office:value="25.5629147586207">
                <text:p>25.5629147586207</text:p>
              </table:table-cell>
              <table:table-cell office:value-type="float" office:value="2035">
                <text:p>2035</text:p>
              </table:table-cell>
              <table:table-cell office:value-type="float" office:value="20.0175205517241">
                <text:p>20.0175205517241</text:p>
              </table:table-cell>
              <table:table-cell office:value-type="float" office:value="2035">
                <text:p>2035</text:p>
              </table:table-cell>
              <table:table-cell office:value-type="float" office:value="22.9254711724138">
                <text:p>22.9254711724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29.7557737931035">
                <text:p>29.7557737931035</text:p>
              </table:table-cell>
              <table:table-cell office:value-type="float" office:value="2040">
                <text:p>2040</text:p>
              </table:table-cell>
              <table:table-cell office:value-type="float" office:value="26.9154499310345">
                <text:p>26.9154499310345</text:p>
              </table:table-cell>
              <table:table-cell office:value-type="float" office:value="2040">
                <text:p>2040</text:p>
              </table:table-cell>
              <table:table-cell office:value-type="float" office:value="19.4765064827586">
                <text:p>19.4765064827586</text:p>
              </table:table-cell>
              <table:table-cell office:value-type="float" office:value="2040">
                <text:p>2040</text:p>
              </table:table-cell>
              <table:table-cell office:value-type="float" office:value="25.9686753103448">
                <text:p>25.9686753103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